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49cm" fo:min-width="2.863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863cm"/>
    </style:style>
    <style:style style:name="gr3" style:family="graphic" style:parent-style-name="standard">
      <style:graphic-properties draw:textarea-horizontal-align="justify" draw:textarea-vertical-align="middle" draw:auto-grow-height="false" fo:min-height="0.43cm" fo:min-width="1.909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0.931cm"/>
    </style:style>
    <style:style style:name="gr5" style:family="graphic" style:parent-style-name="standard">
      <style:graphic-properties draw:textarea-horizontal-align="justify" draw:textarea-vertical-align="middle" draw:auto-grow-height="false" fo:min-height="0.47cm" fo:min-width="0.84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0.43cm" fo:min-width="1.902cm"/>
    </style:style>
    <style:style style:name="gr9" style:family="graphic" style:parent-style-name="standard">
      <style:graphic-properties draw:textarea-horizontal-align="justify" draw:textarea-vertical-align="middle" draw:auto-grow-height="false" fo:min-height="0.43cm" fo:min-width="1.977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2.886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88cm"/>
    </style:style>
    <style:style style:name="gr12" style:family="graphic" style:parent-style-name="standard">
      <style:graphic-properties draw:textarea-horizontal-align="justify" draw:textarea-vertical-align="middle" draw:auto-grow-height="false" fo:min-height="0.47cm" fo:min-width="0.758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3.21cm"/>
    </style:style>
    <style:style style:name="gr14" style:family="graphic" style:parent-style-name="standard">
      <style:graphic-properties draw:textarea-horizontal-align="justify" draw:textarea-vertical-align="middle" draw:auto-grow-height="false" fo:min-height="0.449cm" fo:min-width="1.469cm"/>
    </style:style>
    <style:style style:name="gr15" style:family="graphic" style:parent-style-name="standard">
      <style:graphic-properties svg:stroke-color="#ff6666" draw:fill-color="#ffcccc" draw:opacity="100%" draw:textarea-horizontal-align="justify" draw:textarea-vertical-align="middle" draw:auto-grow-height="false" fo:min-height="0.766cm" fo:min-width="3.21cm"/>
    </style:style>
    <style:style style:name="gr16" style:family="graphic" style:parent-style-name="standard" style:list-style-name="L1">
      <style:graphic-properties svg:stroke-color="#ff6666" draw:fill-color="#ffcccc" draw:textarea-horizontal-align="justify" draw:textarea-vertical-align="middle" draw:auto-grow-height="false" fo:min-height="0.766cm" fo:min-width="3.21cm"/>
    </style:style>
    <style:style style:name="gr17" style:family="graphic" style:parent-style-name="standard" style:list-style-name="L1">
      <style:graphic-properties svg:stroke-color="#ff6666" draw:fill-color="#ffcccc" draw:textarea-horizontal-align="justify" draw:textarea-vertical-align="middle" draw:auto-grow-height="false" fo:min-height="0.766cm" fo:min-width="3.21cm"/>
    </style:style>
    <style:style style:name="gr18" style:family="graphic" style:parent-style-name="standard" style:list-style-name="L1">
      <style:graphic-properties svg:stroke-color="#ff6666" draw:fill-color="#ffcccc" draw:textarea-horizontal-align="justify" draw:textarea-vertical-align="middle" draw:auto-grow-height="false" fo:min-height="0.449cm" fo:min-width="1.469cm"/>
    </style:style>
    <style:style style:name="gr19" style:family="graphic" style:parent-style-name="standard">
      <style:graphic-properties svg:stroke-color="#006600" draw:fill-color="#ccff99" draw:textarea-horizontal-align="justify" draw:textarea-vertical-align="middle" draw:auto-grow-height="false" fo:min-height="0.449cm" fo:min-width="1.469cm"/>
    </style:style>
    <style:style style:name="gr20" style:family="graphic" style:parent-style-name="standard" style:list-style-name="L1">
      <style:graphic-properties svg:stroke-color="#006600" draw:fill-color="#ccff99" draw:textarea-horizontal-align="justify" draw:textarea-vertical-align="middle" draw:auto-grow-height="false" fo:min-height="0.766cm" fo:min-width="3.21cm"/>
    </style:style>
    <style:style style:name="gr21" style:family="graphic" style:parent-style-name="standard" style:list-style-name="L1">
      <style:graphic-properties svg:stroke-color="#006600" draw:fill-color="#ccff99" draw:textarea-horizontal-align="justify" draw:textarea-vertical-align="middle" draw:auto-grow-height="false" fo:min-height="0.766cm" fo:min-width="3.21cm"/>
    </style:style>
    <style:style style:name="gr22" style:family="graphic" style:parent-style-name="standard">
      <style:graphic-properties svg:stroke-color="#ff99ff" draw:fill-color="#ffccff" draw:textarea-horizontal-align="justify" draw:textarea-vertical-align="middle" draw:auto-grow-height="false" fo:min-height="0.449cm" fo:min-width="1.469cm"/>
    </style:style>
    <style:style style:name="gr23" style:family="graphic" style:parent-style-name="standard" style:list-style-name="L1">
      <style:graphic-properties svg:stroke-color="#ff99ff" draw:fill-color="#ffccff" draw:textarea-horizontal-align="justify" draw:textarea-vertical-align="middle" draw:auto-grow-height="false" fo:min-height="0.766cm" fo:min-width="3.21cm"/>
    </style:style>
    <style:style style:name="gr24" style:family="graphic" style:parent-style-name="standard" style:list-style-name="L1">
      <style:graphic-properties svg:stroke-color="#ff99ff" draw:fill-color="#ffccff" draw:textarea-horizontal-align="justify" draw:textarea-vertical-align="middle" draw:auto-grow-height="false" fo:min-height="0.766cm" fo:min-width="3.21cm"/>
    </style:style>
    <style:style style:name="gr25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0.766cm" fo:min-width="3.21cm"/>
    </style:style>
    <style:style style:name="gr26" style:family="graphic" style:parent-style-name="standard">
      <style:graphic-properties svg:stroke-color="#b2b2b2" draw:fill-color="#cccccc" draw:textarea-horizontal-align="justify" draw:textarea-vertical-align="middle" draw:auto-grow-height="false" fo:min-height="0.449cm" fo:min-width="1.469cm"/>
    </style:style>
    <style:style style:name="gr27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2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66cm" fo:min-width="3.21cm"/>
    </style:style>
    <style:style style:name="gr2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49cm" fo:min-width="1.469cm"/>
    </style:style>
    <style:style style:name="gr3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49cm" fo:min-width="1.469cm"/>
    </style:style>
    <style:style style:name="gr3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66cm" fo:min-width="3.21cm"/>
    </style:style>
    <style:style style:name="gr3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49cm" fo:min-width="1.469cm"/>
    </style:style>
    <style:style style:name="gr3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66cm" fo:min-width="3.21cm"/>
    </style:style>
    <style:style style:name="gr3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66cm" fo:min-width="3.21cm"/>
    </style:style>
    <style:style style:name="gr35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0.766cm" fo:min-width="3.21cm"/>
    </style:style>
    <style:style style:name="gr36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37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38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39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40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41" style:family="graphic" style:parent-style-name="standard" style:list-style-name="L1">
      <style:graphic-properties svg:stroke-color="#cc6699" draw:fill-color="#ffcccc" draw:opacity="100%" draw:textarea-horizontal-align="justify" draw:textarea-vertical-align="middle" draw:auto-grow-height="false" fo:min-height="0.766cm" fo:min-width="3.21cm"/>
    </style:style>
    <style:style style:name="gr42" style:family="graphic" style:parent-style-name="standard" style:list-style-name="L1">
      <style:graphic-properties svg:stroke-color="#cc6699" draw:fill-color="#ffcccc" draw:opacity="100%" draw:textarea-horizontal-align="justify" draw:textarea-vertical-align="middle" draw:auto-grow-height="false" fo:min-height="0.766cm" fo:min-width="3.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cc" draw:opacity="100%"/>
      <style:paragraph-properties fo:text-align="center"/>
      <style:text-properties fo:font-size="10.5pt" style:font-size-asian="10.5pt" style:font-size-complex="10.5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cccc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7" style:family="paragraph">
      <loext:graphic-properties draw:fill-color="#ccff99"/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-color="#ccff99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9" style:family="paragraph">
      <loext:graphic-properties draw:fill-color="#ffccff"/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-color="#ffccff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11" style:family="paragraph">
      <loext:graphic-properties draw:fill-color="#cccccc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12" style:family="paragraph">
      <loext:graphic-properties draw:fill-color="#cccccc"/>
      <style:paragraph-properties fo:text-align="center"/>
      <style:text-properties fo:font-size="10.5pt" style:font-size-asian="10.5pt" style:font-size-complex="10.5pt"/>
    </style:style>
    <style:style style:name="P13" style:family="paragraph">
      <loext:graphic-properties draw:fill-color="#729fcf" draw:opacity="100%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14" style:family="paragraph">
      <loext:graphic-properties draw:fill-color="#729fcf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15" style:family="paragraph">
      <loext:graphic-properties draw:fill-color="#ffcccc" draw:opacity="100%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4" draw:id="id4" draw:layer="layout" svg:width="3.363cm" svg:height="1.099cm" svg:x="2.524cm" svg:y="7.267cm">
            <text:p text:style-name="P1"><text:span text:style-name="T1">用雷达帧间匹配</text:span></text:p>
            <text:p text:style-name="P1"><text:span text:style-name="T1">优化初始位姿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3.363cm" svg:height="1.016cm" svg:x="2.524cm" svg:y="8.967cm">
            <text:p text:style-name="P1"><text:span text:style-name="T1">用雷达</text:span><text:span text:style-name="T1">+</text:span><text:span text:style-name="T1">初始位姿</text:span></text:p>
            <text:p text:style-name="P1"><text:span text:style-name="T1">计算估计位姿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" draw:id="id2" draw:layer="layout" svg:width="4.817cm" svg:height="1.359cm" svg:x="1.759cm" svg:y="3.416cm">
            <text:p text:style-name="P1"><text:span text:style-name="T1">有里程计估计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2" xml:id="id1" draw:id="id1" draw:layer="layout" svg:width="2.023cm" svg:height="1.016cm" svg:x="3.156cm" svg:y="1.7cm">
            <text:p text:style-name="P1"><text:span text:style-name="T1">开始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8" draw:id="id8" draw:layer="layout" svg:width="1.905cm" svg:height="1.016cm" svg:x="3.274cm" svg:y="14.001cm">
            <text:p text:style-name="P1"><text:span text:style-name="T1">结束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" draw:layer="layout" draw:type="line" svg:x1="4.168cm" svg:y1="2.716cm" svg:x2="4.168cm" svg:y2="3.416cm" draw:start-shape="id1" draw:start-glue-point="8" draw:end-shape="id2" draw:end-glue-point="4" svg:d="M4168 2716v700" svg:viewBox="0 0 1 701">
            <text:p/>
          </draw:connector>
          <draw:connector draw:style-name="gr6" draw:text-style-name="P3" draw:layer="layout" draw:type="line" svg:x1="4.168cm" svg:y1="4.775cm" svg:x2="4.168cm" svg:y2="5.316cm" draw:start-shape="id2" draw:start-glue-point="6" draw:end-shape="id3" draw:end-glue-point="4" svg:d="M4168 4775v541" svg:viewBox="0 0 1 542">
            <text:p/>
          </draw:connector>
          <draw:connector draw:style-name="gr6" draw:text-style-name="P3" draw:layer="layout" draw:type="line" svg:x1="4.205cm" svg:y1="8.366cm" svg:x2="4.205cm" svg:y2="8.967cm" draw:start-shape="id4" draw:start-glue-point="2" draw:end-shape="id5" draw:end-glue-point="0" svg:d="M4205 8366v601" svg:viewBox="0 0 1 602">
            <text:p/>
          </draw:connector>
          <draw:connector draw:style-name="gr6" draw:text-style-name="P3" draw:layer="layout" draw:type="line" svg:x1="4.205cm" svg:y1="9.983cm" svg:x2="4.21cm" svg:y2="10.667cm" draw:start-shape="id5" draw:start-glue-point="2" draw:end-shape="id6" draw:end-glue-point="0" svg:d="M4205 9983l5 684" svg:viewBox="0 0 6 685">
            <text:p/>
          </draw:connector>
          <draw:connector draw:style-name="gr6" draw:text-style-name="P3" draw:layer="layout" svg:x1="1.759cm" svg:y1="4.095cm" svg:x2="1.759cm" svg:y2="5.995cm" draw:start-shape="id2" draw:start-glue-point="5" draw:end-shape="id3" draw:end-glue-point="5" svg:d="M1759 4095h-502v1900h502" svg:viewBox="0 0 503 1901">
            <text:p/>
          </draw:connector>
          <draw:custom-shape draw:style-name="gr3" draw:text-style-name="P2" xml:id="id3" draw:id="id3" draw:layer="layout" svg:width="4.817cm" svg:height="1.359cm" svg:x="1.759cm" svg:y="5.316cm">
            <text:p text:style-name="P1"><text:span text:style-name="T1">有雷达观测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4.168cm" svg:y1="6.675cm" svg:x2="4.205cm" svg:y2="7.267cm" draw:start-shape="id3" draw:start-glue-point="6" draw:end-shape="id4" draw:end-glue-point="0" svg:d="M4168 6675l37 592" svg:viewBox="0 0 38 593">
            <text:p/>
          </draw:connector>
          <draw:custom-shape draw:style-name="gr2" draw:text-style-name="P2" xml:id="id7" draw:id="id7" draw:layer="layout" svg:width="3.363cm" svg:height="1.016cm" svg:x="7.124cm" svg:y="7.267cm">
            <text:p text:style-name="P1"><text:span text:style-name="T1">用里程计估计位姿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6.576cm" svg:y1="5.995cm" svg:x2="8.805cm" svg:y2="7.267cm" draw:start-shape="id3" draw:start-glue-point="7" draw:end-shape="id7" draw:end-glue-point="0" svg:d="M6576 5995h2229v1272" svg:viewBox="0 0 2230 1273">
            <text:p/>
          </draw:connector>
          <draw:connector draw:style-name="gr6" draw:text-style-name="P3" draw:layer="layout" svg:x1="8.805cm" svg:y1="8.283cm" svg:x2="5.179cm" svg:y2="14.509cm" draw:start-shape="id7" draw:start-glue-point="2" draw:end-shape="id8" draw:end-glue-point="10" svg:d="M8805 8283v6226h-3626" svg:viewBox="0 0 3627 6227">
            <text:p/>
          </draw:connector>
          <draw:custom-shape draw:style-name="gr2" draw:text-style-name="P2" xml:id="id6" draw:id="id6" draw:layer="layout" svg:width="3.363cm" svg:height="1.016cm" svg:x="2.529cm" svg:y="10.667cm">
            <text:p text:style-name="P1"><text:span text:style-name="T1">评估位姿准确性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9" draw:id="id9" draw:layer="layout" svg:width="3.363cm" svg:height="1.016cm" svg:x="2.529cm" svg:y="12.267cm">
            <text:p text:style-name="P1"><text:span text:style-name="T1">插入地图及美化地图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4.21cm" svg:y1="11.683cm" svg:x2="4.21cm" svg:y2="12.267cm" draw:start-shape="id6" draw:start-glue-point="2" draw:end-shape="id9" draw:end-glue-point="0" svg:d="M4210 11683v584" svg:viewBox="0 0 1 585">
            <text:p/>
          </draw:connector>
          <draw:connector draw:style-name="gr6" draw:text-style-name="P3" draw:layer="layout" draw:type="line" svg:x1="4.21cm" svg:y1="13.283cm" svg:x2="4.227cm" svg:y2="14.001cm" draw:start-shape="id9" draw:start-glue-point="2" draw:end-shape="id8" draw:end-glue-point="4" svg:d="M4210 13283l17 718" svg:viewBox="0 0 18 719">
            <text:p/>
          </draw:connector>
        </draw:g>
        <draw:g>
          <draw:custom-shape draw:style-name="gr3" draw:text-style-name="P2" xml:id="id12" draw:id="id12" draw:layer="layout" svg:width="4.817cm" svg:height="1.359cm" svg:x="18.859cm" svg:y="8.317cm">
            <text:p text:style-name="P1"><text:span text:style-name="T1">是否有上一帧点云地图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21.236cm" svg:y1="4.184cm" svg:x2="21.236cm" svg:y2="4.868cm" draw:start-shape="id10" draw:start-glue-point="2" draw:end-shape="id11" draw:end-glue-point="0" svg:d="M21236 4184v684" svg:viewBox="0 0 1 685">
            <text:p/>
          </draw:connector>
          <draw:connector draw:style-name="gr6" draw:text-style-name="P3" draw:layer="layout" svg:x1="18.859cm" svg:y1="8.996cm" svg:x2="16.136cm" svg:y2="13.968cm" draw:start-shape="id12" draw:start-glue-point="5" draw:end-shape="id13" draw:end-glue-point="0" svg:d="M18859 8996h-2723v4972" svg:viewBox="0 0 2724 4973">
            <text:p/>
          </draw:connector>
          <draw:custom-shape draw:style-name="gr7" draw:text-style-name="P2" xml:id="id10" draw:id="id10" draw:layer="layout" svg:width="3.302cm" svg:height="1.016cm" svg:x="19.585cm" svg:y="3.168cm">
            <text:p text:style-name="P1"><text:span text:style-name="T1">获取参考地</text:span><text:span text:style-name="T1">图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14" draw:id="id14" draw:layer="layout" svg:width="3.302cm" svg:height="1.016cm" svg:x="19.585cm" svg:y="1.568cm">
            <text:p text:style-name="P1"><text:span text:style-name="T1">获取里程计位姿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13" draw:id="id13" draw:layer="layout" svg:width="3.302cm" svg:height="1.016cm" svg:x="14.485cm" svg:y="13.968cm">
            <text:p text:style-name="P1"><text:span text:style-name="T1">用里程计估计位</text:span><text:span text:style-name="T1">姿</text:span></text:p>
            <text:p text:style-name="P1"><text:span text:style-name="T1">作为初始位姿估</text:span><text:span text:style-name="T1">计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21.236cm" svg:y1="2.584cm" svg:x2="21.236cm" svg:y2="3.168cm" draw:start-shape="id14" draw:start-glue-point="2" draw:end-shape="id10" draw:end-glue-point="0" svg:d="M21236 2584v584" svg:viewBox="0 0 1 585">
            <text:p/>
          </draw:connector>
          <draw:connector draw:style-name="gr6" draw:text-style-name="P3" draw:layer="layout" draw:type="line" svg:x1="21.24cm" svg:y1="14.984cm" svg:x2="21.256cm" svg:y2="15.717cm" draw:start-shape="id15" draw:start-glue-point="2" draw:end-shape="id16" svg:d="M21240 14984l16 733" svg:viewBox="0 0 17 734">
            <text:p/>
          </draw:connector>
          <draw:connector draw:style-name="gr6" draw:text-style-name="P3" draw:layer="layout" draw:type="line" svg:x1="21.257cm" svg:y1="17.076cm" svg:x2="21.278cm" svg:y2="17.668cm" draw:start-shape="id16" draw:start-glue-point="6" draw:end-shape="id17" draw:end-glue-point="0" svg:d="M21257 17076l21 592" svg:viewBox="0 0 22 593">
            <text:p/>
          </draw:connector>
          <draw:connector draw:style-name="gr6" draw:text-style-name="P3" draw:layer="layout" draw:type="line" svg:x1="21.278cm" svg:y1="18.684cm" svg:x2="21.281cm" svg:y2="19.368cm" draw:start-shape="id17" draw:start-glue-point="2" draw:end-shape="id18" svg:d="M21278 18684l3 684" svg:viewBox="0 0 4 685">
            <text:p/>
          </draw:connector>
          <draw:custom-shape draw:style-name="gr8" draw:text-style-name="P2" xml:id="id19" draw:id="id19" draw:layer="layout" svg:width="4.802cm" svg:height="1.359cm" svg:x="25.562cm" svg:y="10.217cm">
            <text:p text:style-name="P1"><text:span text:style-name="T1">需要更新地图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6" draw:text-style-name="P3" draw:layer="layout" svg:x1="22.971cm" svg:y1="19.876cm" svg:x2="25.562cm" svg:y2="10.896cm" draw:start-shape="id18" draw:start-glue-point="1" draw:end-shape="id19" draw:end-glue-point="5" svg:d="M22971 19876h1370v-8980h1221" svg:viewBox="0 0 2592 8981">
            <text:p/>
          </draw:connector>
          <draw:connector draw:style-name="gr6" draw:text-style-name="P3" draw:layer="layout" svg:x1="16.136cm" svg:y1="14.984cm" svg:x2="18.78cm" svg:y2="16.396cm" draw:start-shape="id13" draw:start-glue-point="2" draw:end-shape="id16" draw:end-glue-point="5" svg:d="M16136 14984v1412h2644" svg:viewBox="0 0 2645 1413">
            <text:p/>
          </draw:connector>
          <draw:custom-shape draw:style-name="gr7" draw:text-style-name="P2" xml:id="id20" draw:id="id20" draw:layer="layout" svg:width="3.302cm" svg:height="1.016cm" svg:x="26.285cm" svg:y="12.568cm">
            <text:p text:style-name="P1"><text:span text:style-name="T1">更</text:span><text:span text:style-name="T1">新</text:span><text:span text:style-name="T1">网</text:span><text:span text:style-name="T1">格</text:span><text:span text:style-name="T1">地</text:span><text:span text:style-name="T1">图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22" draw:id="id22" draw:layer="layout" svg:width="3.302cm" svg:height="1.016cm" svg:x="26.285cm" svg:y="17.168cm">
            <text:p text:style-name="P1"><text:span text:style-name="T1">更</text:span><text:span text:style-name="T1">新</text:span><text:span text:style-name="T1">点</text:span><text:span text:style-name="T1">云</text:span><text:span text:style-name="T1">地</text:span><text:span text:style-name="T1">图</text:span><text:span text:style-name="T1">并</text:span></text:p>
            <text:p text:style-name="P1"><text:span text:style-name="T1">记</text:span><text:span text:style-name="T1">录</text:span><text:span text:style-name="T1">观</text:span><text:span text:style-name="T1">测</text:span><text:span text:style-name="T1">数</text:span><text:span text:style-name="T1">据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21" draw:id="id21" draw:layer="layout" svg:width="4.802cm" svg:height="1.359cm" svg:x="25.563cm" svg:y="14.717cm">
            <text:p text:style-name="P1"><text:span text:style-name="T1">允</text:span><text:span text:style-name="T1">许</text:span><text:span text:style-name="T1">更</text:span><text:span text:style-name="T1">新</text:span><text:span text:style-name="T1">点</text:span><text:span text:style-name="T1">云</text:span><text:span text:style-name="T1">地</text:span><text:span text:style-name="T1">图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27.963cm" svg:y1="11.576cm" svg:x2="27.936cm" svg:y2="12.568cm" draw:start-shape="id19" draw:start-glue-point="6" draw:end-shape="id20" draw:end-glue-point="0" svg:d="M27963 11576l-27 992" svg:viewBox="0 0 28 993">
            <text:p/>
          </draw:connector>
          <draw:connector draw:style-name="gr6" draw:text-style-name="P3" draw:layer="layout" draw:type="line" svg:x1="27.936cm" svg:y1="13.584cm" svg:x2="27.964cm" svg:y2="14.717cm" draw:start-shape="id20" draw:start-glue-point="2" draw:end-shape="id21" draw:end-glue-point="4" svg:d="M27936 13584l28 1133" svg:viewBox="0 0 29 1134">
            <text:p/>
          </draw:connector>
          <draw:connector draw:style-name="gr6" draw:text-style-name="P3" draw:layer="layout" draw:type="line" svg:x1="27.964cm" svg:y1="16.076cm" svg:x2="27.936cm" svg:y2="17.168cm" draw:start-shape="id21" draw:start-glue-point="6" draw:end-shape="id22" draw:end-glue-point="0" svg:d="M27964 16076l-28 1092" svg:viewBox="0 0 29 1093">
            <text:p/>
          </draw:connector>
          <draw:custom-shape draw:style-name="gr8" draw:text-style-name="P2" xml:id="id23" draw:id="id23" draw:layer="layout" svg:width="4.802cm" svg:height="1.359cm" svg:x="31.669cm" svg:y="12.417cm">
            <text:p text:style-name="P1"><text:span text:style-name="T1">可以优化地图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xml:id="id24" draw:id="id24" draw:layer="layout" svg:width="3.302cm" svg:height="1.016cm" svg:x="32.396cm" svg:y="14.868cm">
            <text:p text:style-name="P1"><text:span text:style-name="T1">优化网格地图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34.07cm" svg:y1="13.776cm" svg:x2="34.047cm" svg:y2="14.868cm" draw:start-shape="id23" draw:start-glue-point="6" draw:end-shape="id24" draw:end-glue-point="0" svg:d="M34070 13776l-23 1092" svg:viewBox="0 0 24 1093">
            <text:p/>
          </draw:connector>
          <draw:connector draw:style-name="gr6" draw:text-style-name="P3" draw:layer="layout" svg:x1="30.364cm" svg:y1="10.896cm" svg:x2="34.07cm" svg:y2="12.417cm" draw:start-shape="id19" draw:start-glue-point="7" draw:end-shape="id23" draw:end-glue-point="4" svg:d="M30364 10896h3706v1521" svg:viewBox="0 0 3707 1522">
            <text:p/>
          </draw:connector>
          <draw:custom-shape draw:style-name="gr7" draw:text-style-name="P2" xml:id="id25" draw:id="id25" draw:layer="layout" svg:width="3.302cm" svg:height="1.016cm" svg:x="32.396cm" svg:y="17.168cm">
            <text:p text:style-name="P1"><text:span text:style-name="T1">优化点云地图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34.047cm" svg:y1="15.884cm" svg:x2="34.047cm" svg:y2="17.168cm" draw:start-shape="id24" draw:start-glue-point="2" draw:end-shape="id25" draw:end-glue-point="0" svg:d="M34047 15884v1284" svg:viewBox="0 0 1 1285">
            <text:p/>
          </draw:connector>
          <draw:connector draw:style-name="gr6" draw:text-style-name="P3" draw:layer="layout" svg:x1="31.669cm" svg:y1="13.096cm" svg:x2="30.88cm" svg:y2="19.377cm" draw:start-shape="id23" draw:start-glue-point="5" draw:end-shape="id26" draw:end-glue-point="4" svg:d="M31669 13096h-789v6281" svg:viewBox="0 0 790 6282">
            <text:p/>
          </draw:connector>
          <draw:connector draw:style-name="gr6" draw:text-style-name="P3" draw:layer="layout" draw:type="line" svg:x1="21.236cm" svg:y1="11.384cm" svg:x2="21.236cm" svg:y2="12.168cm" draw:start-shape="id27" draw:start-glue-point="2" draw:end-shape="id28" draw:end-glue-point="0" svg:d="M21236 11384v784" svg:viewBox="0 0 1 785">
            <text:p/>
          </draw:connector>
          <draw:connector draw:style-name="gr6" draw:text-style-name="P3" draw:layer="layout" svg:x1="27.936cm" svg:y1="18.184cm" svg:x2="29.991cm" svg:y2="19.885cm" draw:start-shape="id22" draw:start-glue-point="2" draw:end-shape="id26" draw:end-glue-point="6" svg:d="M27936 18184v1701h2055" svg:viewBox="0 0 2056 1702">
            <text:p/>
          </draw:connector>
          <draw:connector draw:style-name="gr6" draw:text-style-name="P3" draw:layer="layout" svg:x1="30.365cm" svg:y1="15.396cm" svg:x2="30.88cm" svg:y2="19.377cm" draw:start-shape="id21" draw:start-glue-point="7" draw:end-shape="id26" draw:end-glue-point="4" svg:d="M30365 15396h515v3981" svg:viewBox="0 0 516 3982">
            <text:p/>
          </draw:connector>
          <draw:custom-shape draw:style-name="gr7" draw:text-style-name="P2" xml:id="id11" draw:id="id11" draw:layer="layout" svg:width="3.302cm" svg:height="1.016cm" svg:x="19.585cm" svg:y="4.868cm">
            <text:p text:style-name="P1"><text:span text:style-name="T1">添</text:span><text:span text:style-name="T1">加</text:span><text:span text:style-name="T1">当</text:span><text:span text:style-name="T1">前</text:span><text:span text:style-name="T1">帧</text:span><text:span text:style-name="T1">地</text:span><text:span text:style-name="T1">图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29" draw:id="id29" draw:layer="layout" svg:width="3.302cm" svg:height="1.016cm" svg:x="19.585cm" svg:y="6.568cm">
            <text:p text:style-name="P1"><text:span text:style-name="T1">重置网格地图状态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21.236cm" svg:y1="5.884cm" svg:x2="21.236cm" svg:y2="6.568cm" draw:start-shape="id11" draw:start-glue-point="2" draw:end-shape="id29" draw:end-glue-point="0" svg:d="M21236 5884v684" svg:viewBox="0 0 1 685">
            <text:p/>
          </draw:connector>
          <draw:connector draw:style-name="gr6" draw:text-style-name="P3" draw:layer="layout" draw:type="line" svg:x1="21.236cm" svg:y1="7.584cm" svg:x2="21.268cm" svg:y2="8.317cm" draw:start-shape="id29" draw:start-glue-point="2" draw:end-shape="id12" draw:end-glue-point="4" svg:d="M21236 7584l32 733" svg:viewBox="0 0 33 734">
            <text:p/>
          </draw:connector>
          <draw:custom-shape draw:style-name="gr7" draw:text-style-name="P2" xml:id="id27" draw:id="id27" draw:layer="layout" svg:width="3.302cm" svg:height="1.016cm" svg:x="19.585cm" svg:y="10.368cm">
            <text:p text:style-name="P1"><text:span text:style-name="T1">匹配帧间</text:span><text:span text:style-name="T1">点云地图</text:span></text:p>
            <text:p text:style-name="P1"><text:span text:style-name="T1">优化里程</text:span><text:span text:style-name="T1">计位姿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21.268cm" svg:y1="9.676cm" svg:x2="21.236cm" svg:y2="10.368cm" draw:start-shape="id12" draw:start-glue-point="6" draw:end-shape="id27" draw:end-glue-point="0" svg:d="M21268 9676l-32 692" svg:viewBox="0 0 33 693">
            <text:p/>
          </draw:connector>
          <draw:custom-shape draw:style-name="gr7" draw:text-style-name="P2" xml:id="id28" draw:id="id28" draw:layer="layout" svg:width="3.302cm" svg:height="1.016cm" svg:x="19.585cm" svg:y="12.168cm">
            <text:p text:style-name="P1"><text:span text:style-name="T1">用当前点云地图替换</text:span></text:p>
            <text:p text:style-name="P1"><text:span text:style-name="T1">上一帧点云地图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15" draw:id="id15" draw:layer="layout" svg:width="3.302cm" svg:height="1.016cm" svg:x="19.589cm" svg:y="13.968cm">
            <text:p text:style-name="P1"><text:span text:style-name="T1">用帧间估计位姿</text:span></text:p>
            <text:p text:style-name="P1"><text:span text:style-name="T1">作为初始位姿估计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21.236cm" svg:y1="13.184cm" svg:x2="21.24cm" svg:y2="13.968cm" draw:start-shape="id28" draw:start-glue-point="2" draw:end-shape="id15" draw:end-glue-point="0" svg:d="M21236 13184l4 784" svg:viewBox="0 0 5 785">
            <text:p/>
          </draw:connector>
          <draw:custom-shape draw:style-name="gr9" draw:text-style-name="P2" xml:id="id16" draw:id="id16" draw:layer="layout" svg:width="4.953cm" svg:height="1.359cm" svg:x="18.78cm" svg:y="15.717cm">
            <text:p text:style-name="P1"><text:span text:style-name="T1">能进行</text:span><text:span text:style-name="T1">ICP</text:span><text:span text:style-name="T1">匹配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2" xml:id="id17" draw:id="id17" draw:layer="layout" svg:width="3.386cm" svg:height="1.016cm" svg:x="19.585cm" svg:y="17.668cm">
            <text:p text:style-name="P1"><text:span text:style-name="T1">选择</text:span><text:span text:style-name="T1">ICP</text:span><text:span text:style-name="T1">结果与</text:span><text:span text:style-name="T1">里程计</text:span></text:p>
            <text:p text:style-name="P1"><text:span text:style-name="T1">结果更准确的值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" xml:id="id18" draw:id="id18" draw:layer="layout" svg:width="3.38cm" svg:height="1.016cm" svg:x="19.591cm" svg:y="19.368cm">
            <text:p text:style-name="P1"><text:span text:style-name="T1">评估</text:span><text:span text:style-name="T1">是否</text:span><text:span text:style-name="T1">输出</text:span><text:span text:style-name="T1">当前</text:span><text:span text:style-name="T1">位姿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xml:id="id26" draw:id="id26" draw:layer="layout" svg:width="1.778cm" svg:height="1.016cm" svg:x="29.991cm" svg:y="19.377cm">
            <text:p text:style-name="P1"><text:span text:style-name="T1">结</text:span><text:span text:style-name="T1">束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" draw:layer="layout" svg:x1="34.047cm" svg:y1="18.184cm" svg:x2="31.769cm" svg:y2="19.885cm" draw:start-shape="id25" draw:start-glue-point="2" draw:end-shape="id26" draw:end-glue-point="10" svg:d="M34047 18184v1701h-2278" svg:viewBox="0 0 2279 1702">
            <text:p/>
          </draw:connector>
          <draw:connector draw:style-name="gr6" draw:text-style-name="P3" draw:layer="layout" svg:x1="23.733cm" svg:y1="16.396cm" svg:x2="25.562cm" svg:y2="10.896cm" draw:start-shape="id16" draw:start-glue-point="7" draw:end-shape="id19" draw:end-glue-point="5" svg:d="M23733 16396h915v-5500h914" svg:viewBox="0 0 1830 5501">
            <text:p/>
          </draw:connector>
        </draw:g>
      </draw:page>
      <draw:page draw:name="page2" draw:style-name="dp1" draw:master-page-name="Default">
        <draw:g>
          <draw:custom-shape draw:style-name="gr13" draw:text-style-name="P2" xml:id="id30" draw:id="id30" draw:layer="layout" svg:width="3.71cm" svg:height="1.016cm" svg:x="3.483cm" svg:y="1.445cm">
            <text:p text:style-name="P1"><text:span text:style-name="T1">记录初始迭代位姿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xml:id="id31" draw:id="id31" draw:layer="layout" svg:width="3.71cm" svg:height="1.016cm" svg:x="3.483cm" svg:y="3.145cm">
            <text:p text:style-name="P1"><text:span text:style-name="T1">配置初始迭代参数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xml:id="id32" draw:id="id32" draw:layer="layout" svg:width="3.937cm" svg:height="1.397cm" svg:x="3.383cm" svg:y="4.874cm">
            <text:p text:style-name="P1"><text:span text:style-name="T1">新点云地图非空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5.338cm" svg:y1="2.461cm" svg:x2="5.338cm" svg:y2="3.145cm" draw:start-shape="id30" draw:start-glue-point="2" draw:end-shape="id31" draw:end-glue-point="0" svg:d="M5338 2461v684" svg:viewBox="0 0 1 685">
            <text:p/>
          </draw:connector>
          <draw:connector draw:style-name="gr6" draw:text-style-name="P3" draw:layer="layout" draw:type="line" svg:x1="5.338cm" svg:y1="4.161cm" svg:x2="5.352cm" svg:y2="4.874cm" draw:start-shape="id31" draw:start-glue-point="2" draw:end-shape="id32" draw:end-glue-point="4" svg:d="M5338 4161l14 713" svg:viewBox="0 0 15 714">
            <text:p/>
          </draw:connector>
          <draw:custom-shape draw:style-name="gr15" draw:text-style-name="P4" xml:id="id33" draw:id="id33" draw:layer="layout" svg:width="3.71cm" svg:height="1.016cm" svg:x="3.483cm" svg:y="6.845cm">
            <text:p text:style-name="P1"><text:span text:style-name="T1">获取匹配点对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6" xml:id="id34" draw:id="id34" draw:layer="layout" svg:width="3.71cm" svg:height="1.016cm" svg:x="3.483cm" svg:y="8.445cm">
            <text:p text:style-name="P5"><text:span text:style-name="T2">估计迭代位姿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6" xml:id="id35" draw:id="id35" draw:layer="layout" svg:width="3.71cm" svg:height="1.016cm" svg:x="3.483cm" svg:y="10.045cm">
            <text:p text:style-name="P5"><text:span text:style-name="T2">收敛迭代参数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6" xml:id="id36" draw:id="id36" draw:layer="layout" svg:width="3.937cm" svg:height="1.397cm" svg:x="3.383cm" svg:y="11.774cm">
            <text:p text:style-name="P5"><text:span text:style-name="T2">满足条件结束迭代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5.352cm" svg:y1="6.271cm" svg:x2="5.338cm" svg:y2="6.845cm" draw:start-shape="id32" draw:start-glue-point="6" draw:end-shape="id33" draw:end-glue-point="0" svg:d="M5352 6271l-14 574" svg:viewBox="0 0 15 575">
            <text:p/>
          </draw:connector>
          <draw:connector draw:style-name="gr6" draw:text-style-name="P3" draw:layer="layout" draw:type="line" svg:x1="5.338cm" svg:y1="7.861cm" svg:x2="5.338cm" svg:y2="8.445cm" draw:start-shape="id33" draw:start-glue-point="2" draw:end-shape="id34" draw:end-glue-point="0" svg:d="M5338 7861v584" svg:viewBox="0 0 1 585">
            <text:p/>
          </draw:connector>
          <draw:connector draw:style-name="gr6" draw:text-style-name="P3" draw:layer="layout" draw:type="line" svg:x1="5.338cm" svg:y1="9.461cm" svg:x2="5.338cm" svg:y2="10.045cm" draw:start-shape="id34" draw:start-glue-point="2" draw:end-shape="id35" draw:end-glue-point="0" svg:d="M5338 9461v584" svg:viewBox="0 0 1 585">
            <text:p/>
          </draw:connector>
          <draw:connector draw:style-name="gr6" draw:text-style-name="P3" draw:layer="layout" draw:type="line" svg:x1="5.338cm" svg:y1="11.061cm" svg:x2="5.352cm" svg:y2="11.774cm" draw:start-shape="id35" draw:start-glue-point="2" draw:end-shape="id36" draw:end-glue-point="4" svg:d="M5338 11061l14 713" svg:viewBox="0 0 15 714">
            <text:p/>
          </draw:connector>
          <draw:connector draw:style-name="gr6" draw:text-style-name="P3" draw:layer="layout" svg:x1="7.32cm" svg:y1="12.473cm" svg:x2="7.193cm" svg:y2="7.353cm" draw:start-shape="id36" draw:start-glue-point="7" draw:end-shape="id33" svg:d="M7320 12473h501v-5120h-628" svg:viewBox="0 0 629 5121">
            <text:p/>
          </draw:connector>
          <draw:custom-shape draw:style-name="gr19" draw:text-style-name="P7" xml:id="id37" draw:id="id37" draw:layer="layout" svg:width="3.937cm" svg:height="1.397cm" svg:x="3.383cm" svg:y="13.774cm">
            <text:p text:style-name="P1"><text:span text:style-name="T1">不跳过协方差计算并存在匹配点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8" xml:id="id38" draw:id="id38" draw:layer="layout" svg:width="3.71cm" svg:height="1.016cm" svg:x="3.483cm" svg:y="15.945cm">
            <text:p text:style-name="P5"><text:span text:style-name="T2">根据最后的迭代结果计算协方差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5.352cm" svg:y1="13.171cm" svg:x2="5.352cm" svg:y2="13.774cm" draw:start-shape="id36" draw:start-glue-point="6" draw:end-shape="id37" draw:end-glue-point="4" svg:d="M5352 13171v603" svg:viewBox="0 0 1 604">
            <text:p/>
          </draw:connector>
          <draw:connector draw:style-name="gr6" draw:text-style-name="P3" draw:layer="layout" draw:type="line" svg:x1="5.352cm" svg:y1="15.171cm" svg:x2="5.338cm" svg:y2="15.945cm" draw:start-shape="id37" draw:start-glue-point="6" draw:end-shape="id38" draw:end-glue-point="0" svg:d="M5352 15171l-14 774" svg:viewBox="0 0 15 775">
            <text:p/>
          </draw:connector>
          <draw:custom-shape draw:style-name="gr21" draw:text-style-name="P8" xml:id="id39" draw:id="id39" draw:layer="layout" svg:width="3.71cm" svg:height="1.016cm" svg:x="3.49cm" svg:y="17.645cm">
            <text:p text:style-name="P5"><text:span text:style-name="T2">计算匹配点到线的累积误差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5.338cm" svg:y1="16.961cm" svg:x2="5.345cm" svg:y2="17.645cm" draw:start-shape="id38" draw:start-glue-point="2" draw:end-shape="id39" draw:end-glue-point="0" svg:d="M5338 16961l7 684" svg:viewBox="0 0 8 685">
            <text:p/>
          </draw:connector>
          <draw:connector draw:style-name="gr6" draw:text-style-name="P3" draw:layer="layout" svg:x1="7.32cm" svg:y1="14.473cm" svg:x2="7.2cm" svg:y2="18.153cm" draw:start-shape="id37" draw:start-glue-point="7" draw:end-shape="id39" draw:end-glue-point="1" svg:d="M7320 14473h1113v3680h-1233" svg:viewBox="0 0 1234 3681">
            <text:p/>
          </draw:connector>
          <draw:custom-shape draw:style-name="gr22" draw:text-style-name="P9" xml:id="id40" draw:id="id40" draw:layer="layout" svg:width="3.937cm" svg:height="1.397cm" svg:x="3.393cm" svg:y="19.274cm">
            <text:p text:style-name="P1"><text:span text:style-name="T1">跳过品质计算或者没有匹配点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10" xml:id="id41" draw:id="id41" draw:layer="layout" svg:width="3.71cm" svg:height="1.016cm" svg:x="3.497cm" svg:y="21.445cm">
            <text:p text:style-name="P5"><text:span text:style-name="T2">跳过品质计算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0" xml:id="id42" draw:id="id42" draw:layer="layout" svg:width="3.71cm" svg:height="1.016cm" svg:x="8.997cm" svg:y="21.445cm">
            <text:p text:style-name="P5"><text:span text:style-name="T2">微调位姿计算品质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5.345cm" svg:y1="18.661cm" svg:x2="5.362cm" svg:y2="19.274cm" draw:start-shape="id39" draw:start-glue-point="2" draw:end-shape="id40" draw:end-glue-point="4" svg:d="M5345 18661l17 613" svg:viewBox="0 0 18 614">
            <text:p/>
          </draw:connector>
          <draw:connector draw:style-name="gr6" draw:text-style-name="P3" draw:layer="layout" draw:type="line" svg:x1="5.362cm" svg:y1="20.671cm" svg:x2="5.352cm" svg:y2="21.445cm" draw:start-shape="id40" draw:start-glue-point="6" draw:end-shape="id41" draw:end-glue-point="0" svg:d="M5362 20671l-10 774" svg:viewBox="0 0 11 775">
            <text:p/>
          </draw:connector>
          <draw:connector draw:style-name="gr6" draw:text-style-name="P3" draw:layer="layout" svg:x1="7.33cm" svg:y1="19.973cm" svg:x2="10.852cm" svg:y2="21.445cm" draw:start-shape="id40" draw:start-glue-point="7" draw:end-shape="id42" draw:end-glue-point="0" svg:d="M7330 19973h3522v1472" svg:viewBox="0 0 3523 1473">
            <text:p/>
          </draw:connector>
          <draw:custom-shape draw:style-name="gr25" draw:text-style-name="P11" xml:id="id44" draw:id="id44" draw:layer="layout" svg:width="3.71cm" svg:height="1.016cm" svg:x="3.497cm" svg:y="25.145cm">
            <text:p text:style-name="P5"><text:span text:style-name="T2">计算随机样本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2" xml:id="id43" draw:id="id43" draw:layer="layout" svg:width="3.937cm" svg:height="1.397cm" svg:x="3.401cm" svg:y="23.074cm">
            <text:p text:style-name="P1"><text:span text:style-name="T1">计算随机样本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2" xml:id="id45" draw:id="id45" draw:layer="layout" svg:width="3.71cm" svg:height="1.016cm" svg:x="3.497cm" svg:y="27.245cm">
            <text:p text:style-name="P1"><text:span text:style-name="T1">返回匹配结果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5.352cm" svg:y1="22.461cm" svg:x2="5.37cm" svg:y2="23.074cm" draw:start-shape="id41" draw:start-glue-point="2" draw:end-shape="id43" draw:end-glue-point="4" svg:d="M5352 22461l18 613" svg:viewBox="0 0 19 614">
            <text:p/>
          </draw:connector>
          <draw:connector draw:style-name="gr6" draw:text-style-name="P3" draw:layer="layout" draw:type="line" svg:x1="5.37cm" svg:y1="24.471cm" svg:x2="5.352cm" svg:y2="25.145cm" draw:start-shape="id43" draw:start-glue-point="6" draw:end-shape="id44" draw:end-glue-point="0" svg:d="M5370 24471l-18 674" svg:viewBox="0 0 19 675">
            <text:p/>
          </draw:connector>
          <draw:connector draw:style-name="gr6" draw:text-style-name="P3" draw:layer="layout" draw:type="line" svg:x1="5.352cm" svg:y1="26.161cm" svg:x2="5.352cm" svg:y2="27.245cm" draw:start-shape="id44" draw:start-glue-point="2" draw:end-shape="id45" draw:end-glue-point="0" svg:d="M5352 26161v1084" svg:viewBox="0 0 1 1085">
            <text:p/>
          </draw:connector>
          <draw:connector draw:style-name="gr6" draw:text-style-name="P3" draw:layer="layout" svg:x1="10.852cm" svg:y1="22.461cm" svg:x2="7.338cm" svg:y2="23.772cm" draw:start-shape="id42" draw:start-glue-point="2" draw:end-shape="id43" svg:d="M10852 22461v1311h-3514" svg:viewBox="0 0 3515 1312">
            <text:p/>
          </draw:connector>
          <draw:connector draw:style-name="gr6" draw:text-style-name="P3" draw:layer="layout" svg:x1="3.401cm" svg:y1="23.773cm" svg:x2="3.497cm" svg:y2="27.753cm" draw:start-shape="id43" draw:start-glue-point="5" draw:end-shape="id45" draw:end-glue-point="3" svg:d="M3401 23773h-502v3980h598" svg:viewBox="0 0 599 3981">
            <text:p/>
          </draw:connector>
          <draw:connector draw:style-name="gr6" draw:text-style-name="P3" draw:layer="layout" draw:line-skew="6.085cm" svg:x1="7.32cm" svg:y1="5.573cm" svg:x2="7.338cm" svg:y2="23.773cm" draw:start-shape="id32" draw:start-glue-point="7" draw:end-shape="id43" draw:end-glue-point="7" svg:d="M7320 5573h6604v18200h-6586" svg:viewBox="0 0 6605 18201">
            <text:p/>
          </draw:connector>
        </draw:g>
      </draw:page>
      <draw:page draw:name="page3" draw:style-name="dp1" draw:master-page-name="Default">
        <draw:g>
          <draw:custom-shape draw:style-name="gr13" draw:text-style-name="P2" xml:id="id46" draw:id="id46" draw:layer="layout" svg:width="3.71cm" svg:height="1.016cm" svg:x="3.421cm" svg:y="1.445cm">
            <text:p text:style-name="P1"><text:span text:style-name="T1">更新角距离主点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xml:id="id47" draw:id="id47" draw:layer="layout" svg:width="3.71cm" svg:height="1.016cm" svg:x="3.421cm" svg:y="3.145cm">
            <text:p text:style-name="P1"><text:span text:style-name="T1">获取匹配点对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xml:id="id48" draw:id="id48" draw:layer="layout" svg:width="3.937cm" svg:height="1.397cm" svg:x="3.321cm" svg:y="4.874cm">
            <text:p text:style-name="P1"><text:span text:style-name="T1">匹配点对非空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5.276cm" svg:y1="2.461cm" svg:x2="5.276cm" svg:y2="3.145cm" draw:start-shape="id46" draw:start-glue-point="2" draw:end-shape="id47" draw:end-glue-point="0" svg:d="M5276 2461v684" svg:viewBox="0 0 1 685">
            <text:p/>
          </draw:connector>
          <draw:connector draw:style-name="gr6" draw:text-style-name="P3" draw:layer="layout" draw:type="line" svg:x1="5.276cm" svg:y1="4.161cm" svg:x2="5.29cm" svg:y2="4.874cm" draw:start-shape="id47" draw:start-glue-point="2" draw:end-shape="id48" draw:end-glue-point="4" svg:d="M5276 4161l14 713" svg:viewBox="0 0 15 714">
            <text:p/>
          </draw:connector>
          <draw:custom-shape draw:style-name="gr27" draw:text-style-name="P13" xml:id="id49" draw:id="id49" draw:layer="layout" svg:width="3.71cm" svg:height="1.016cm" svg:x="3.421cm" svg:y="6.845cm">
            <text:p text:style-name="P5"><text:span text:style-name="T2">根据匹配点对计算位姿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4" xml:id="id50" draw:id="id50" draw:layer="layout" svg:width="3.71cm" svg:height="1.016cm" svg:x="3.421cm" svg:y="8.445cm">
            <text:p text:style-name="P5"><text:span text:style-name="T2">更新迭代位姿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4" xml:id="id51" draw:id="id51" draw:layer="layout" svg:width="3.937cm" svg:height="1.397cm" svg:x="3.321cm" svg:y="10.074cm">
            <text:p text:style-name="P5"><text:span text:style-name="T2">位姿增量小于阈值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5.29cm" svg:y1="6.271cm" svg:x2="5.276cm" svg:y2="6.845cm" draw:start-shape="id48" draw:start-glue-point="6" draw:end-shape="id49" draw:end-glue-point="0" svg:d="M5290 6271l-14 574" svg:viewBox="0 0 15 575">
            <text:p/>
          </draw:connector>
          <draw:connector draw:style-name="gr6" draw:text-style-name="P3" draw:layer="layout" draw:type="line" svg:x1="5.276cm" svg:y1="7.861cm" svg:x2="5.276cm" svg:y2="8.445cm" draw:start-shape="id49" draw:start-glue-point="2" draw:end-shape="id50" draw:end-glue-point="0" svg:d="M5276 7861v584" svg:viewBox="0 0 1 585">
            <text:p/>
          </draw:connector>
          <draw:connector draw:style-name="gr6" draw:text-style-name="P3" draw:layer="layout" draw:type="line" svg:x1="5.276cm" svg:y1="9.461cm" svg:x2="5.29cm" svg:y2="10.074cm" draw:start-shape="id50" draw:start-glue-point="2" draw:end-shape="id51" draw:end-glue-point="4" svg:d="M5276 9461l14 613" svg:viewBox="0 0 15 614">
            <text:p/>
          </draw:connector>
          <draw:connector draw:style-name="gr6" draw:text-style-name="P3" draw:layer="layout" svg:x1="7.258cm" svg:y1="10.773cm" svg:x2="10.976cm" svg:y2="12.045cm" draw:start-shape="id51" draw:start-glue-point="7" draw:end-shape="id52" draw:end-glue-point="0" svg:d="M7258 10773h3718v1272" svg:viewBox="0 0 3719 1273">
            <text:p/>
          </draw:connector>
          <draw:custom-shape draw:style-name="gr30" draw:text-style-name="P14" xml:id="id54" draw:id="id54" draw:layer="layout" svg:width="3.937cm" svg:height="1.397cm" svg:x="3.321cm" svg:y="13.774cm">
            <text:p text:style-name="P5"><text:span text:style-name="T2">阈值达到最小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4" xml:id="id52" draw:id="id52" draw:layer="layout" svg:width="3.71cm" svg:height="1.016cm" svg:x="9.121cm" svg:y="12.045cm">
            <text:p text:style-name="P5"><text:span text:style-name="T2">更新上一个迭代位姿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5.29cm" svg:y1="11.471cm" svg:x2="5.276cm" svg:y2="12.145cm" draw:start-shape="id51" draw:start-glue-point="6" draw:end-shape="id53" draw:end-glue-point="0" svg:d="M5290 11471l-14 674" svg:viewBox="0 0 15 675">
            <text:p/>
          </draw:connector>
          <draw:connector draw:style-name="gr6" draw:text-style-name="P3" draw:layer="layout" draw:type="line" svg:x1="5.29cm" svg:y1="15.171cm" svg:x2="5.276cm" svg:y2="15.945cm" draw:start-shape="id54" draw:start-glue-point="6" draw:end-shape="id55" svg:d="M5290 15171l-14 774" svg:viewBox="0 0 15 775">
            <text:p/>
          </draw:connector>
          <draw:connector draw:style-name="gr6" draw:text-style-name="P3" draw:layer="layout" svg:x1="7.258cm" svg:y1="14.473cm" svg:x2="10.976cm" svg:y2="12.045cm" draw:start-shape="id54" draw:start-glue-point="7" draw:end-shape="id52" draw:end-glue-point="0" svg:d="M7258 14473h932v-2929h2786v501" svg:viewBox="0 0 3719 2930">
            <text:p/>
          </draw:connector>
          <draw:custom-shape draw:style-name="gr32" draw:text-style-name="P14" xml:id="id56" draw:id="id56" draw:layer="layout" svg:width="3.937cm" svg:height="1.397cm" svg:x="9.031cm" svg:y="13.774cm">
            <text:p text:style-name="P5"><text:span text:style-name="T2">迭代次数超过阈值且位姿增量阈值不到最小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3" draw:text-style-name="P14" xml:id="id57" draw:id="id57" draw:layer="layout" svg:width="3.71cm" svg:height="1.016cm" svg:x="9.135cm" svg:y="15.945cm">
            <text:p text:style-name="P5"><text:span text:style-name="T2">按</text:span><text:span text:style-name="T2">ALFA</text:span><text:span text:style-name="T2">比例收敛阈值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11cm" svg:y1="15.171cm" svg:x2="10.99cm" svg:y2="15.945cm" draw:start-shape="id56" draw:start-glue-point="6" draw:end-shape="id57" draw:end-glue-point="0" svg:d="M11000 15171l-10 774" svg:viewBox="0 0 11 775">
            <text:p/>
          </draw:connector>
          <draw:connector draw:style-name="gr6" draw:text-style-name="P3" draw:layer="layout" svg:x1="12.968cm" svg:y1="14.473cm" svg:x2="12.976cm" svg:y2="18.272cm" draw:start-shape="id56" draw:start-glue-point="7" draw:end-shape="id58" svg:d="M12968 14473h2051v3799h-2043" svg:viewBox="0 0 2052 3800">
            <text:p/>
          </draw:connector>
          <draw:custom-shape draw:style-name="gr26" draw:text-style-name="P12" xml:id="id58" draw:id="id58" draw:layer="layout" svg:width="3.937cm" svg:height="1.397cm" svg:x="9.039cm" svg:y="17.574cm">
            <text:p text:style-name="P1"><text:span text:style-name="T1">继续迭代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10.99cm" svg:y1="16.961cm" svg:x2="11.008cm" svg:y2="17.574cm" draw:start-shape="id57" draw:start-glue-point="2" draw:end-shape="id58" draw:end-glue-point="4" svg:d="M10990 16961l18 613" svg:viewBox="0 0 19 614">
            <text:p/>
          </draw:connector>
          <draw:connector draw:style-name="gr6" draw:text-style-name="P3" draw:layer="layout" draw:line-skew="-1.285cm" svg:x1="9.039cm" svg:y1="18.273cm" svg:x2="3.421cm" svg:y2="1.953cm" draw:start-shape="id58" draw:start-glue-point="5" draw:end-shape="id46" draw:end-glue-point="3" svg:d="M9039 18273h-7404v-16320h1786" svg:viewBox="0 0 7405 16321">
            <text:p/>
          </draw:connector>
          <draw:connector draw:style-name="gr6" draw:text-style-name="P3" draw:layer="layout" svg:x1="3.321cm" svg:y1="5.573cm" svg:x2="3.421cm" svg:y2="16.453cm" draw:start-shape="id48" draw:start-glue-point="5" draw:end-shape="id55" draw:end-glue-point="3" svg:d="M3321 5573h-502v10880h602" svg:viewBox="0 0 603 10881">
            <text:p/>
          </draw:connector>
          <draw:custom-shape draw:style-name="gr34" draw:text-style-name="P14" xml:id="id53" draw:id="id53" draw:layer="layout" svg:width="3.71cm" svg:height="1.016cm" svg:x="3.421cm" svg:y="12.145cm">
            <text:p text:style-name="P5"><text:span text:style-name="T2">按</text:span><text:span text:style-name="T2">ALFA</text:span><text:span text:style-name="T2">比例收敛阈值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1" xml:id="id55" draw:id="id55" draw:layer="layout" svg:width="3.71cm" svg:height="1.016cm" svg:x="3.421cm" svg:y="15.945cm">
            <text:p text:style-name="P5"><text:span text:style-name="T2">结束迭代</text:span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10.976cm" svg:y1="13.061cm" svg:x2="11cm" svg:y2="13.774cm" draw:start-shape="id52" draw:start-glue-point="2" draw:end-shape="id56" draw:end-glue-point="4" svg:d="M10976 13061l24 713" svg:viewBox="0 0 25 714">
            <text:p/>
          </draw:connector>
          <draw:connector draw:style-name="gr6" draw:text-style-name="P3" draw:layer="layout" draw:type="line" svg:x1="5.276cm" svg:y1="13.161cm" svg:x2="5.29cm" svg:y2="13.774cm" draw:start-shape="id53" draw:start-glue-point="2" draw:end-shape="id54" draw:end-glue-point="4" svg:d="M5276 13161l14 613" svg:viewBox="0 0 15 614">
            <text:p/>
          </draw:connector>
        </draw:g>
        <draw:custom-shape draw:style-name="gr13" draw:text-style-name="P2" xml:id="id59" draw:id="id59" draw:layer="layout" svg:width="3.71cm" svg:height="1.016cm" svg:x="21.321cm" svg:y="1.445cm">
          <text:p text:style-name="P1"><text:span text:style-name="T1">初始化参数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60" draw:id="id60" draw:layer="layout" svg:width="3.71cm" svg:height="1.016cm" svg:x="21.321cm" svg:y="3.145cm">
          <text:p text:style-name="P1"><text:span text:style-name="T1">将匹配点云地图</text:span></text:p>
          <text:p text:style-name="P1"><text:span text:style-name="T1">转换到当前位姿下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63" draw:id="id63" draw:layer="layout" svg:width="3.937cm" svg:height="1.397cm" svg:x="21.221cm" svg:y="8.274cm">
          <text:p text:style-name="P1"><text:span text:style-name="T1">两</text:span><text:span text:style-name="T1">个</text:span><text:span text:style-name="T1">点</text:span><text:span text:style-name="T1">云</text:span><text:span text:style-name="T1">地</text:span><text:span text:style-name="T1">图</text:span><text:span text:style-name="T1">有</text:span><text:span text:style-name="T1">效</text:span><text:span text:style-name="T1">区</text:span><text:span text:style-name="T1">域</text:span><text:span text:style-name="T1">有</text:span><text:span text:style-name="T1">重</text:span><text:span text:style-name="T1">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23.176cm" svg:y1="2.461cm" svg:x2="23.176cm" svg:y2="3.145cm" draw:start-shape="id59" draw:start-glue-point="2" draw:end-shape="id60" draw:end-glue-point="0" svg:d="M23176 2461v684" svg:viewBox="0 0 1 685">
          <text:p/>
        </draw:connector>
        <draw:connector draw:style-name="gr6" draw:text-style-name="P3" draw:layer="layout" draw:type="line" svg:x1="23.176cm" svg:y1="4.161cm" svg:x2="23.176cm" svg:y2="4.845cm" draw:start-shape="id60" draw:start-glue-point="2" draw:end-shape="id61" draw:end-glue-point="0" svg:d="M23176 4161v684" svg:viewBox="0 0 1 685">
          <text:p/>
        </draw:connector>
        <draw:custom-shape draw:style-name="gr36" draw:text-style-name="P13" xml:id="id61" draw:id="id61" draw:layer="layout" svg:width="3.71cm" svg:height="1.016cm" svg:x="21.321cm" svg:y="4.845cm">
          <text:p text:style-name="P5"><text:span text:style-name="T2">获取匹配点云地图的边界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3.185cm" svg:y1="7.561cm" svg:x2="23.189cm" svg:y2="8.274cm" draw:start-shape="id62" draw:start-glue-point="2" draw:end-shape="id63" svg:d="M23185 7561l4 713" svg:viewBox="0 0 5 714">
          <text:p/>
        </draw:connector>
        <draw:connector draw:style-name="gr6" draw:text-style-name="P3" draw:layer="layout" draw:type="line" svg:x1="23.176cm" svg:y1="5.861cm" svg:x2="23.185cm" svg:y2="6.545cm" draw:start-shape="id61" draw:start-glue-point="2" draw:end-shape="id62" draw:end-glue-point="0" svg:d="M23176 5861l9 684" svg:viewBox="0 0 10 685">
          <text:p/>
        </draw:connector>
        <draw:custom-shape draw:style-name="gr37" draw:text-style-name="P13" xml:id="id62" draw:id="id62" draw:layer="layout" svg:width="3.71cm" svg:height="1.016cm" svg:x="21.33cm" svg:y="6.545cm">
          <text:p text:style-name="P5"><text:span text:style-name="T2">获取参考点云地图的边界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64" draw:id="id64" draw:layer="layout" svg:width="3.937cm" svg:height="1.397cm" svg:x="21.232cm" svg:y="10.274cm">
          <text:p text:style-name="P1"><text:span text:style-name="T1">遍历匹配点云地图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13" xml:id="id65" draw:id="id65" draw:layer="layout" svg:width="3.71cm" svg:height="1.016cm" svg:x="21.339cm" svg:y="12.345cm">
          <text:p text:style-name="P5"><text:span text:style-name="T2">KD-tree</text:span><text:span text:style-name="T2">查找参考点云</text:span></text:p>
          <text:p text:style-name="P5"><text:span text:style-name="T2">地图中的最近点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xml:id="id66" draw:id="id66" draw:layer="layout" svg:width="3.71cm" svg:height="1.016cm" svg:x="21.355cm" svg:y="13.945cm">
          <text:p text:style-name="P5"><text:span text:style-name="T2">计</text:span><text:span text:style-name="T2">算</text:span><text:span text:style-name="T2">最</text:span><text:span text:style-name="T2">近</text:span><text:span text:style-name="T2">点</text:span><text:span text:style-name="T2">的</text:span><text:span text:style-name="T2">距</text:span><text:span text:style-name="T2">离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67" draw:id="id67" draw:layer="layout" svg:width="3.937cm" svg:height="1.397cm" svg:x="21.232cm" svg:y="15.574cm">
          <text:p text:style-name="P1"><text:span text:style-name="T1">距离满足阈值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3" xml:id="id68" draw:id="id68" draw:layer="layout" svg:width="3.71cm" svg:height="1.016cm" svg:x="21.355cm" svg:y="17.545cm">
          <text:p text:style-name="P5"><text:span text:style-name="T2">存储到匹配点集中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3.19cm" svg:y1="9.671cm" svg:x2="23.2cm" svg:y2="10.274cm" draw:start-shape="id63" draw:start-glue-point="6" draw:end-shape="id64" svg:d="M23190 9671l10 603" svg:viewBox="0 0 11 604">
          <text:p/>
        </draw:connector>
        <draw:connector draw:style-name="gr6" draw:text-style-name="P3" draw:layer="layout" draw:type="line" svg:x1="23.201cm" svg:y1="11.671cm" svg:x2="23.194cm" svg:y2="12.345cm" draw:start-shape="id64" draw:start-glue-point="6" draw:end-shape="id65" draw:end-glue-point="0" svg:d="M23201 11671l-7 674" svg:viewBox="0 0 8 675">
          <text:p/>
        </draw:connector>
        <draw:connector draw:style-name="gr6" draw:text-style-name="P3" draw:layer="layout" draw:type="line" svg:x1="23.194cm" svg:y1="13.361cm" svg:x2="23.21cm" svg:y2="13.945cm" draw:start-shape="id65" draw:start-glue-point="2" draw:end-shape="id66" draw:end-glue-point="0" svg:d="M23194 13361l16 584" svg:viewBox="0 0 17 585">
          <text:p/>
        </draw:connector>
        <draw:connector draw:style-name="gr6" draw:text-style-name="P3" draw:layer="layout" draw:type="line" svg:x1="23.21cm" svg:y1="14.961cm" svg:x2="23.201cm" svg:y2="15.574cm" draw:start-shape="id66" draw:start-glue-point="2" draw:end-shape="id67" draw:end-glue-point="4" svg:d="M23210 14961l-9 613" svg:viewBox="0 0 10 614">
          <text:p/>
        </draw:connector>
        <draw:connector draw:style-name="gr6" draw:text-style-name="P3" draw:layer="layout" draw:type="line" svg:x1="23.201cm" svg:y1="16.971cm" svg:x2="23.21cm" svg:y2="17.545cm" draw:start-shape="id67" draw:start-glue-point="6" draw:end-shape="id68" draw:end-glue-point="0" svg:d="M23201 16971l9 574" svg:viewBox="0 0 10 575">
          <text:p/>
        </draw:connector>
        <draw:custom-shape draw:style-name="gr41" draw:text-style-name="P15" xml:id="id70" draw:id="id70" draw:layer="layout" svg:width="3.71cm" svg:height="1.016cm" svg:x="27.955cm" svg:y="10.445cm">
          <text:p text:style-name="P5"><text:span text:style-name="T2">返回匹配点集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xml:id="id69" draw:id="id69" draw:layer="layout" svg:width="3.71cm" svg:height="1.016cm" svg:x="27.955cm" svg:y="8.445cm">
          <text:p text:style-name="P5"><text:span text:style-name="T2">返回空匹配点集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5.158cm" svg:y1="8.973cm" svg:x2="27.955cm" svg:y2="8.953cm" draw:start-shape="id63" draw:start-glue-point="7" draw:end-shape="id69" draw:end-glue-point="3" svg:d="M25158 8973l2797-20" svg:viewBox="0 0 2798 21">
          <text:p/>
        </draw:connector>
        <draw:connector draw:style-name="gr6" draw:text-style-name="P3" draw:layer="layout" svg:x1="21.232cm" svg:y1="16.273cm" svg:x2="21.232cm" svg:y2="10.973cm" draw:start-shape="id67" draw:start-glue-point="5" draw:end-shape="id64" draw:end-glue-point="5" svg:d="M21232 16273h-502v-5300h502" svg:viewBox="0 0 503 5301">
          <text:p/>
        </draw:connector>
        <draw:connector draw:style-name="gr6" draw:text-style-name="P3" draw:layer="layout" svg:x1="21.355cm" svg:y1="18.053cm" svg:x2="21.232cm" svg:y2="10.973cm" draw:start-shape="id68" draw:start-glue-point="3" draw:end-shape="id64" draw:end-glue-point="5" svg:d="M21355 18053h-625v-7080h502" svg:viewBox="0 0 626 7081">
          <text:p/>
        </draw:connector>
        <draw:connector draw:style-name="gr6" draw:text-style-name="P3" draw:layer="layout" draw:type="line" svg:x1="25.169cm" svg:y1="10.973cm" svg:x2="27.955cm" svg:y2="10.953cm" draw:start-shape="id64" draw:start-glue-point="7" draw:end-shape="id70" svg:d="M25169 10973l2786-20" svg:viewBox="0 0 2787 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.32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09:45:10.827463584</meta:creation-date>
    <dc:date>2019-09-10T10:17:34.782422590</dc:date>
    <meta:editing-duration>PT2H31M54S</meta:editing-duration>
    <meta:editing-cycles>152</meta:editing-cycles>
    <meta:generator>LibreOffice/5.1.6.2$Linux_X86_64 LibreOffice_project/10m0$Build-2</meta:generator>
    <meta:document-statistic meta:object-count="157"/>
  </office:meta>
</office:document-meta>
</file>